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e4e" officeooo:paragraph-rsid="00196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jbd&lt;sgfsdkj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0:20:12.840676056</meta:creation-date>
    <dc:date>2022-09-14T10:20:32.170198313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7.3.4.2$Linux_X86_64 LibreOffice_project/30$Build-2</meta:generator>
  </office:meta>
</office:document-meta>
</file>